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font-size="9pt" fo:font-weight="bold" style:font-size-asian="9pt" style:font-weight-asian="bold" style:font-size-complex="9pt" style:font-weight-complex="bold"/>
    </style:style>
    <style:style style:name="P3" style:family="paragraph" style:parent-style-name="Standard">
      <style:paragraph-properties fo:margin-left="0cm" fo:margin-right="0cm" fo:line-height="115%" fo:text-indent="0cm" style:auto-text-indent="false" fo:break-before="auto" fo:break-after="auto" style:writing-mode="lr-tb"/>
    </style:style>
    <style:style style:name="P4" style:family="paragraph" style:parent-style-name="Standard">
      <style:paragraph-properties fo:margin-left="0cm" fo:margin-right="0cm" fo:line-height="115%" fo:text-indent="0cm" style:auto-text-indent="false" fo:break-before="auto" fo:break-after="auto" style:writing-mode="lr-tb"/>
      <style:text-properties fo:color="#666666" fo:font-size="9pt" style:font-size-asian="9pt" style:font-size-complex="9pt"/>
    </style:style>
    <style:style style:name="P5" style:family="paragraph" style:parent-style-name="Standard">
      <style:paragraph-properties fo:margin-left="0cm" fo:margin-right="0cm" fo:line-height="115%" fo:text-indent="11.924cm" style:auto-text-indent="false" fo:break-before="auto" fo:break-after="auto" style:writing-mode="lr-tb"/>
      <style:text-properties fo:color="#666666"/>
    </style:style>
    <style:style style:name="P6" style:family="paragraph" style:parent-style-name="Standard" style:master-page-name="Standard">
      <style:paragraph-properties fo:line-height="115%" style:page-number="auto" fo:break-before="auto" fo:break-after="auto" style:writing-mode="lr-tb"/>
    </style:style>
    <style:style style:name="T1" style:family="text">
      <style:text-properties fo:color="#a64d79" fo:font-weight="bold" style:font-weight-asian="bold" style:font-weight-complex="bold"/>
    </style:style>
    <style:style style:name="T2" style:family="text">
      <style:text-properties fo:color="#666666"/>
    </style:style>
    <style:style style:name="T3" style:family="text">
      <style:text-properties fo:color="#666666" fo:font-size="9pt" style:font-size-asian="9pt" style:font-size-complex="9pt"/>
    </style:style>
    <style:style style:name="T4" style:family="text">
      <style:text-properties fo:color="#f1c232" fo:font-size="9pt" style:font-size-asian="9pt" style:font-size-complex="9pt"/>
    </style:style>
    <style:style style:name="T5" style:family="text">
      <style:text-properties fo:font-weight="bold" style:font-weight-asian="bold" style:font-weight-complex="bold"/>
    </style:style>
    <style:style style:name="T6" style:family="text">
      <style:text-properties fo:color="#ff0000"/>
    </style:style>
    <style:style style:name="T7" style:family="text">
      <style:text-properties fo:color="#ff0000" fo:font-weight="bold" style:font-weight-asian="bold" style:font-weight-complex="bold"/>
    </style:style>
    <style:style style:name="T8" style:family="text">
      <style:text-properties fo:font-size="9pt" fo:font-weight="bold" style:font-size-asian="9pt" style:font-weight-asian="bold" style:font-size-complex="9pt" style:font-weight-complex="bold"/>
    </style:style>
    <style:style style:name="T9" style:family="text">
      <style:text-properties fo:font-size="9pt"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Update</text:span><text:span text:style-name="T1"> </text:span><text:span text:style-name="T1">soma</text:span><text:span text:style-name="T1">-</text:span><text:span text:style-name="T1">workflow</text:span><text:span text:style-name="T1"> </text:span><text:span text:style-name="T1">documentation</text:span><text:span text:style-name="T1">: </text:span></text:p>
      <text:p text:style-name="P1">Modifier les fichier dans ~/svn/brainvisa/soma/soma-workflow/trunk/doc/source</text:p>
      <text:p text:style-name="P1">Pour générer la doc:</text:p>
      <text:p text:style-name="P1"><text:span text:style-name="T2"><text:s text:c="2"/>$ </text:span><text:span text:style-name="T2">cd</text:span><text:span text:style-name="T2"> ~/</text:span><text:span text:style-name="T2">svn</text:span><text:span text:style-name="T2">/</text:span><text:span text:style-name="T2">brainvisa</text:span><text:span text:style-name="T2">/</text:span><text:span text:style-name="T2">soma</text:span><text:span text:style-name="T2">/</text:span><text:span text:style-name="T2">soma</text:span><text:span text:style-name="T2">-</text:span><text:span text:style-name="T2">workflow</text:span><text:span text:style-name="T2">/</text:span><text:span text:style-name="T2">trunk</text:span><text:span text:style-name="T2">/</text:span><text:span text:style-name="T2">doc</text:span></text:p>
      <text:p text:style-name="P1"><text:span text:style-name="T2"><text:s text:c="2"/>$ </text:span><text:span text:style-name="T2">sphinx</text:span><text:span text:style-name="T2">-</text:span><text:span text:style-name="T2">build</text:span><text:span text:style-name="T2"> </text:span><text:span text:style-name="T2">source</text:span><text:span text:style-name="T2"> </text:span><text:span text:style-name="T2">build</text:span><text:span text:style-name="T2">/</text:span><text:span text:style-name="T2">html</text:span></text:p>
      <text:p text:style-name="P1">Pour voir la page générée dans firefox visualiser:</text:p>
      <text:p text:style-name="P1">~/svn/brainvisa/soma/soma-workflow/trunk/doc/build/html/index.html</text:p>
      <text:p text:style-name="P1"/>
      <text:p text:style-name="P1"><text:span text:style-name="T1">Update</text:span><text:span text:style-name="T1"> </text:span><text:span text:style-name="T1">soma</text:span><text:span text:style-name="T1">-</text:span><text:span text:style-name="T1">workflow</text:span><text:span text:style-name="T1"> </text:span><text:span text:style-name="T1">main</text:span><text:span text:style-name="T1"> </text:span><text:span text:style-name="T1">page</text:span><text:span text:style-name="T1">:</text:span></text:p>
      <text:p text:style-name="P1">Modifier les fichiers: ~/svn/brainvisa/communication/web/trunk/gas/soma/soma-workflow/source/index.txt</text:p>
      <text:p text:style-name="P1">et ~/svn/brainvisa/communication/web/trunk/gas/soma/soma-workflow/source/_templates/layout.html</text:p>
      <text:p text:style-name="P1">Compéter surtout la section “what is new in the version x.x“ et changer les liens qui pointent vers l’ancienne version.</text:p>
      <text:p text:style-name="P1">Pour générer la doc:</text:p>
      <text:p text:style-name="P1"><text:span text:style-name="T2"><text:s text:c="2"/>$ </text:span><text:span text:style-name="T2">cd</text:span><text:span text:style-name="T2"> ~/</text:span><text:span text:style-name="T2">svn</text:span><text:span text:style-name="T2">/</text:span><text:span text:style-name="T2">brainvisa</text:span><text:span text:style-name="T2">/</text:span><text:span text:style-name="T2">communication</text:span><text:span text:style-name="T2">/</text:span><text:span text:style-name="T2">web</text:span><text:span text:style-name="T2">/</text:span><text:span text:style-name="T2">trunk</text:span><text:span text:style-name="T2">/</text:span><text:span text:style-name="T2">gas</text:span><text:span text:style-name="T2">/</text:span><text:span text:style-name="T2">soma</text:span><text:span text:style-name="T2">/</text:span><text:span text:style-name="T2">soma</text:span><text:span text:style-name="T2">-</text:span><text:span text:style-name="T2">workflow</text:span></text:p>
      <text:p text:style-name="P1"><text:span text:style-name="T2"><text:s text:c="2"/>$ </text:span><text:span text:style-name="T2">sphinx</text:span><text:span text:style-name="T2">-</text:span><text:span text:style-name="T2">build</text:span><text:span text:style-name="T2"> </text:span><text:span text:style-name="T2">source</text:span><text:span text:style-name="T2"> </text:span><text:span text:style-name="T2">build</text:span><text:span text:style-name="T2">/</text:span><text:span text:style-name="T2">html</text:span></text:p>
      <text:p text:style-name="P1">Pour voir la page générée dans firefox visualiser: </text:p>
      <text:p text:style-name="P1">~/svn/brainvisa/communication/web/trunk/gas/soma/soma-workflow/build/html/index.html</text:p>
      <text:p text:style-name="P1"/>
      <text:p text:style-name="P1"><text:span text:style-name="T1">Create</text:span><text:span text:style-name="T1"> </text:span><text:span text:style-name="T1">a</text:span><text:span text:style-name="T1"> </text:span><text:span text:style-name="T1">branch</text:span><text:span text:style-name="T1">:</text:span></text:p>
      <text:p text:style-name="P1"><text:span text:style-name="T4">Source</text:span><text:span text:style-name="T4"> : </text:span><text:span text:style-name="T4">https</text:span><text:span text:style-name="T4">://</text:span><text:span text:style-name="T4">bioproj</text:span><text:span text:style-name="T4">.</text:span><text:span text:style-name="T4">extra</text:span><text:span text:style-name="T4">.</text:span><text:span text:style-name="T4">cea</text:span><text:span text:style-name="T4">.</text:span><text:span text:style-name="T4">fr</text:span><text:span text:style-name="T4">/</text:span><text:span text:style-name="T4">redmine</text:span><text:span text:style-name="T4">/</text:span><text:span text:style-name="T4">projects</text:span><text:span text:style-name="T4">/</text:span><text:span text:style-name="T4">brainvisa</text:span><text:span text:style-name="T4">-</text:span><text:span text:style-name="T4">devel</text:span><text:span text:style-name="T4">/</text:span><text:span text:style-name="T4">wiki</text:span><text:span text:style-name="T4">/</text:span><text:span text:style-name="T4">Creating</text:span><text:span text:style-name="T4">_</text:span><text:span text:style-name="T4">branches</text:span><text:span text:style-name="T4">_</text:span><text:span text:style-name="T4">and</text:span><text:span text:style-name="T4">_</text:span><text:span text:style-name="T4">tags</text:span></text:p>
      <text:p text:style-name="P1">Use first the option -s to simulate:</text:p>
      <text:p text:style-name="P1"><text:span text:style-name="T2"><text:s text:c="2"/>$ </text:span><text:span text:style-name="T2">bv</text:span><text:span text:style-name="T2">_</text:span><text:span text:style-name="T2">create</text:span><text:span text:style-name="T2">_</text:span><text:span text:style-name="T2">branch</text:span><text:span text:style-name="T2"> </text:span><text:span text:style-name="T2">bug</text:span><text:span text:style-name="T2">_</text:span><text:span text:style-name="T2">fix</text:span><text:span text:style-name="T2"> -</text:span><text:span text:style-name="T2">s</text:span><text:span text:style-name="T2"> </text:span><text:span text:style-name="T2">soma</text:span><text:span text:style-name="T2">-</text:span><text:span text:style-name="T2">workflow</text:span></text:p>
      <text:p text:style-name="P1">Then run the true command:</text:p>
      <text:p text:style-name="P1"><text:span text:style-name="T2"><text:s text:c="2"/>$</text:span> <text:span text:style-name="T2">bv</text:span><text:span text:style-name="T2">_</text:span><text:span text:style-name="T2">create</text:span><text:span text:style-name="T2">_</text:span><text:span text:style-name="T2">branch</text:span><text:span text:style-name="T2"> </text:span><text:span text:style-name="T2">bug</text:span><text:span text:style-name="T2">_</text:span><text:span text:style-name="T2">fix</text:span><text:span text:style-name="T2"> </text:span><text:span text:style-name="T2">soma</text:span><text:span text:style-name="T2">-</text:span><text:span text:style-name="T2">workflow</text:span></text:p>
      <text:p text:style-name="P1">Update the project list:</text:p>
      <text:p text:style-name="P1"><text:s text:c="2"/><text:span text:style-name="T2">$ </text:span><text:span text:style-name="T2">b</text:span><text:span text:style-name="T2">v</text:span><text:span text:style-name="T2">_</text:span><text:span text:style-name="T2">update</text:span><text:span text:style-name="T2">_</text:span><text:span text:style-name="T2">projects</text:span><text:span text:style-name="T2">_</text:span><text:span text:style-name="T2">list</text:span></text:p>
      <text:p text:style-name="P1">And commit all it is requested.</text:p>
      <text:p text:style-name="P1">To get back the branch:</text:p>
      <text:p text:style-name="P1"><text:span text:style-name="T2"><text:s text:c="2"/>$ </text:span><text:span text:style-name="T2">bv</text:span><text:span text:style-name="T2">_</text:span><text:span text:style-name="T2">maker</text:span><text:span text:style-name="T2"> </text:span><text:span text:style-name="T2">sources</text:span><text:span text:style-name="T2"> </text:span><text:span text:style-name="T2">configure</text:span></text:p>
      <text:p text:style-name="P1"><text:span text:style-name="T2"><text:s text:c="2"/>$ </text:span><text:span text:style-name="T2">bv</text:span><text:span text:style-name="T2">_</text:span><text:span text:style-name="T2">maker</text:span><text:span text:style-name="T2"> </text:span><text:span text:style-name="T2">sources</text:span><text:span text:style-name="T2"> </text:span><text:span text:style-name="T2">configure</text:span><text:span text:style-name="T2"> </text:span><text:span text:style-name="T2">build</text:span></text:p>
      <text:p text:style-name="P1"/>
      <text:p text:style-name="P1"><text:span text:style-name="T1">Update</text:span><text:span text:style-name="T1"> </text:span><text:span text:style-name="T1">the</text:span><text:span text:style-name="T1"> </text:span><text:span text:style-name="T1">version</text:span><text:span text:style-name="T1"> </text:span><text:span text:style-name="T1">of</text:span><text:span text:style-name="T1"> </text:span><text:span text:style-name="T1">the</text:span><text:span text:style-name="T1"> </text:span><text:span text:style-name="T1">documentation</text:span><text:span text:style-name="T1"> </text:span><text:span text:style-name="T1">in</text:span><text:span text:style-name="T1"> </text:span><text:span text:style-name="T1">the</text:span><text:span text:style-name="T1"> </text:span><text:span text:style-name="T1">new</text:span><text:span text:style-name="T1"> </text:span><text:span text:style-name="T1">branch</text:span><text:span text:style-name="T1">:</text:span></text:p>
      <text:p text:style-name="P1">And do the merge with the option --record-only in the trunk.</text:p>
      <text:p text:style-name="P1"/>
      <text:p text:style-name="P1"><text:span text:style-name="T1">Merger</text:span><text:span text:style-name="T1"> </text:span><text:span text:style-name="T1">tous</text:span><text:span text:style-name="T1"> </text:span><text:span text:style-name="T1">les</text:span><text:span text:style-name="T1"> </text:span><text:span text:style-name="T1">changements</text:span><text:span text:style-name="T1"> </text:span><text:span text:style-name="T1">dans</text:span><text:span text:style-name="T1"> </text:span><text:span text:style-name="T1">la</text:span><text:span text:style-name="T1"> </text:span><text:span text:style-name="T1">version</text:span><text:span text:style-name="T1"> </text:span><text:span text:style-name="T1">stable</text:span><text:span text:style-name="T1"> </text:span><text:span text:style-name="T1">dans</text:span><text:span text:style-name="T1"> </text:span><text:span text:style-name="T1">la</text:span><text:span text:style-name="T1"> </text:span><text:span text:style-name="T1">version</text:span><text:span text:style-name="T1"> </text:span><text:span text:style-name="T1">trunk</text:span><text:span text:style-name="T1">.</text:span></text:p>
      <text:p text:style-name="P1"/>
      <text:p text:style-name="P1"/>
      <text:p text:style-name="P1"><text:span text:style-name="T1">Mettre</text:span><text:span text:style-name="T1"> </text:span><text:span text:style-name="T1">à</text:span><text:span text:style-name="T1"> </text:span><text:span text:style-name="T1">jour</text:span><text:span text:style-name="T1"> </text:span><text:span text:style-name="T1">le</text:span><text:span text:style-name="T1"> </text:span><text:span text:style-name="T1">site</text:span><text:span text:style-name="T1"> </text:span><text:span text:style-name="T1">web</text:span><text:span text:style-name="T1"> </text:span><text:span text:style-name="T1">de</text:span><text:span text:style-name="T1"> </text:span><text:span text:style-name="T1">soma</text:span><text:span text:style-name="T1">-</text:span><text:span text:style-name="T1">workflow</text:span><text:span text:style-name="T1">:</text:span></text:p>
      <text:p text:style-name="P1"><text:span text:style-name="T5">Rq</text:span><text:span text:style-name="T5">:</text:span> C’est mieux de le faire avant de mettre à jour PyPi. La nouvelle release apparaissant sur la page principale de PyPi elle va bénéficier d’une bonne visibilité pendant une fenêtre de temps. Il faut que pendant cette (courte) fenêtre de temps il est important que le site soit à jour. Cependant il peut être intéressant de préparer l’upload PyPi sans le soumettre avant de mettre à jour le site pour que l’incohérence entre les deux dure le moins de temps possible.</text:p>
      <text:p text:style-name="P1"><text:soft-page-break/></text:p>
      <text:p text:style-name="P1">Documentation:</text:p>
      <text:p text:style-name="P1"><text:span text:style-name="T2"><text:s text:c="2"/>$ </text:span><text:span text:style-name="T2">cd</text:span><text:span text:style-name="T2"> ~/</text:span><text:span text:style-name="T2">svn</text:span><text:span text:style-name="T2">/</text:span><text:span text:style-name="T2">brainvisa</text:span><text:span text:style-name="T2">/</text:span><text:span text:style-name="T2">soma</text:span><text:span text:style-name="T2">/</text:span><text:span text:style-name="T2">soma</text:span><text:span text:style-name="T2">-</text:span><text:span text:style-name="T2">workflow</text:span><text:span text:style-name="T2">/</text:span><text:span text:style-name="T2">branches</text:span><text:span text:style-name="T2">/2.3/</text:span><text:span text:style-name="T2">doc</text:span></text:p>
      <text:p text:style-name="P1"><text:span text:style-name="T2"><text:s text:c="2"/>$ </text:span><text:span text:style-name="T2">rsync</text:span><text:span text:style-name="T2"> -</text:span><text:span text:style-name="T2">av</text:span><text:span text:style-name="T2"> </text:span><text:span text:style-name="T2">build</text:span><text:span text:style-name="T2">/</text:span><text:span text:style-name="T2">html</text:span><text:span text:style-name="T2">/* </text:span><text:span text:style-name="T2">brainvisa</text:span><text:span text:style-name="T2">@</text:span><text:span text:style-name="T2">ssh</text:span><text:span text:style-name="T2">.</text:span><text:span text:style-name="T2">lixium</text:span><text:span text:style-name="T2">.</text:span><text:span text:style-name="T2">fr</text:span><text:span text:style-name="T2">:/</text:span><text:span text:style-name="T2">home</text:span><text:span text:style-name="T2">/</text:span><text:span text:style-name="T2">brainvisa</text:span><text:span text:style-name="T2">/</text:span><text:span text:style-name="T2">www</text:span><text:span text:style-name="T2">/</text:span><text:span text:style-name="T2">doc</text:span><text:span text:style-name="T2">/</text:span><text:span text:style-name="T2">soma</text:span><text:span text:style-name="T2">-</text:span><text:span text:style-name="T2">workflow</text:span><text:span text:style-name="T2">-2.3/</text:span><text:span text:style-name="T2">sphinx</text:span><text:span text:style-name="T2">/</text:span></text:p>
      <text:p text:style-name="P1"/>
      <text:p text:style-name="P1">Page principale:</text:p>
      <text:p text:style-name="P1"><text:span text:style-name="T2"><text:s text:c="3"/>$ </text:span><text:span text:style-name="T2">cd</text:span><text:span text:style-name="T2"> ~/</text:span><text:span text:style-name="T2">svn</text:span><text:span text:style-name="T2">/</text:span><text:span text:style-name="T2">brainvisa</text:span><text:span text:style-name="T2">/</text:span><text:span text:style-name="T2">communication</text:span><text:span text:style-name="T2">/</text:span><text:span text:style-name="T2">web</text:span><text:span text:style-name="T2">/</text:span><text:span text:style-name="T2">trunk</text:span><text:span text:style-name="T2">/</text:span><text:span text:style-name="T2">gas</text:span><text:span text:style-name="T2">/</text:span><text:span text:style-name="T2">soma</text:span><text:span text:style-name="T2">/</text:span><text:span text:style-name="T2">soma</text:span><text:span text:style-name="T2">-</text:span><text:span text:style-name="T2">workflow</text:span><text:span text:style-name="T2"> </text:span></text:p>
      <text:p text:style-name="P1"><text:s text:c="3"/><text:span text:style-name="T2">$ </text:span><text:span text:style-name="T2">rsync</text:span><text:span text:style-name="T2"> -</text:span><text:span text:style-name="T2">av</text:span><text:span text:style-name="T2"> </text:span><text:span text:style-name="T2">build</text:span><text:span text:style-name="T2">/</text:span><text:span text:style-name="T2">html</text:span><text:span text:style-name="T2">/* </text:span><text:span text:style-name="T2">brainvisa</text:span><text:span text:style-name="T2">@</text:span><text:span text:style-name="T2">ssh</text:span><text:span text:style-name="T2">.</text:span><text:span text:style-name="T2">lixium</text:span><text:span text:style-name="T2">.</text:span><text:span text:style-name="T2">fr</text:span><text:span text:style-name="T2">:</text:span><text:span text:style-name="T2">www</text:span><text:span text:style-name="T2">/</text:span><text:span text:style-name="T2">soma</text:span><text:span text:style-name="T2">/</text:span><text:span text:style-name="T2">soma</text:span><text:span text:style-name="T2">-</text:span><text:span text:style-name="T2">workflow</text:span><text:span text:style-name="T2">/</text:span></text:p>
      <text:p text:style-name="P1"/>
      <text:p text:style-name="P1">Sur ssh.lixium.fr, mettre à jour le lien symbolique /home/brainvisa/www/doc/soma-workflow pour qu’il pointe sur la dernière version et enlever la documentation des anciennes version de soma-workflow dans <text:s/>/home/brainvisa/www/doc.</text:p>
      <text:p text:style-name="P1"/>
      <text:p text:style-name="P1"><text:span text:style-name="T1">Soma</text:span><text:span text:style-name="T1">-</text:span><text:span text:style-name="T1">workflow</text:span><text:span text:style-name="T1"> </text:span><text:span text:style-name="T1">sur</text:span><text:span text:style-name="T1"> </text:span><text:span text:style-name="T1">PyPi</text:span><text:span text:style-name="T1">:</text:span></text:p>
      <text:p text:style-name="P1">Il faut créer un pack dans un premier temps</text:p>
      <text:p text:style-name="P1">Il faut être sur qu’on utilise le bv_packaging qui correspond (pas trunk).</text:p>
      <text:p text:style-name="P1"><text:span text:style-name="T2"><text:s text:c="2"/>$ /</text:span><text:span text:style-name="T2">home</text:span><text:span text:style-name="T2">/</text:span><text:span text:style-name="T2">soizic</text:span><text:span text:style-name="T2">/</text:span><text:span text:style-name="T2">svn</text:span><text:span text:style-name="T2">/</text:span><text:span text:style-name="T2">brainvisa</text:span><text:span text:style-name="T2">/</text:span></text:p>
      <text:p text:style-name="P1"><text:span text:style-name="T2">build</text:span><text:span text:style-name="T2">/</text:span><text:span text:style-name="T2">stable</text:span><text:span text:style-name="T2">/</text:span><text:span text:style-name="T2">bin</text:span><text:span text:style-name="T2">/</text:span><text:span text:style-name="T2">bv</text:span><text:span text:style-name="T2">_</text:span><text:span text:style-name="T2">packaging</text:span><text:span text:style-name="T2"> </text:span><text:span text:style-name="T2">pack</text:span><text:span text:style-name="T2"> --</text:span><text:span text:style-name="T2">packname</text:span><text:span text:style-name="T2"> -</text:span><text:span text:style-name="T2">o</text:span><text:span text:style-name="T2"> /</text:span><text:span text:style-name="T2">home</text:span><text:span text:style-name="T2">/</text:span><text:span text:style-name="T2">soizic</text:span><text:span text:style-name="T2">/</text:span><text:span text:style-name="T2">pack</text:span><text:span text:style-name="T2">-</text:span><text:span text:style-name="T2">soma</text:span><text:span text:style-name="T2">-</text:span><text:span text:style-name="T2">workflow</text:span><text:span text:style-name="T2"> +</text:span><text:span text:style-name="T2">name</text:span><text:span text:style-name="T2">=</text:span><text:span text:style-name="T2">soma</text:span><text:span text:style-name="T2">-</text:span><text:span text:style-name="T2">workflow</text:span><text:span text:style-name="T2"> --</text:span><text:span text:style-name="T2">no</text:span><text:span text:style-name="T2">-</text:span><text:span text:style-name="T2">deps</text:span></text:p>
      <text:p text:style-name="P1"><text:span text:style-name="T2"><text:s text:c="2"/>$ </text:span><text:span text:style-name="T2">cd</text:span><text:span text:style-name="T2"> ~</text:span></text:p>
      <text:p text:style-name="P1"><text:span text:style-name="T2"><text:s text:c="2"/>$ </text:span><text:span text:style-name="T2">tar</text:span><text:span text:style-name="T2"> </text:span><text:span text:style-name="T2">xz</text:span><text:span text:style-name="T2"> </text:span><text:span text:style-name="T2">pack</text:span><text:span text:style-name="T2">-</text:span><text:span text:style-name="T2">soma</text:span><text:span text:style-name="T2">-</text:span><text:span text:style-name="T2">workflow</text:span><text:span text:style-name="T2">.</text:span><text:span text:style-name="T2">tar</text:span><text:span text:style-name="T2">.</text:span><text:span text:style-name="T2">bz</text:span><text:span text:style-name="T2">2</text:span></text:p>
      <text:p text:style-name="P1"><text:span text:style-name="T2"><text:s text:c="2"/>$ </text:span><text:span text:style-name="T2">cd</text:span><text:span text:style-name="T2"> </text:span><text:span text:style-name="T2">pack</text:span><text:span text:style-name="T2">-</text:span><text:span text:style-name="T2">soma</text:span><text:span text:style-name="T2">-</text:span><text:span text:style-name="T2">workflow</text:span></text:p>
      <text:p text:style-name="P1">Effacer les fichier pyc, pyo et le README: </text:p>
      <text:p text:style-name="P1"><text:span text:style-name="T2"><text:s text:c="2"/>$ </text:span><text:span text:style-name="T2">find</text:span><text:span text:style-name="T2"> . -</text:span><text:span text:style-name="T2">name</text:span><text:span text:style-name="T2"> <text:s/>'*.</text:span><text:span text:style-name="T2">pyo</text:span><text:span text:style-name="T2">' -</text:span><text:span text:style-name="T2">exec</text:span><text:span text:style-name="T2"> </text:span><text:span text:style-name="T2">rm</text:span><text:span text:style-name="T2"> "{}" \;</text:span></text:p>
      <text:p text:style-name="P1"><text:span text:style-name="T2"><text:s text:c="2"/>$ </text:span><text:span text:style-name="T2">find</text:span><text:span text:style-name="T2"> . -</text:span><text:span text:style-name="T2">name</text:span><text:span text:style-name="T2"> <text:s/>'*.</text:span><text:span text:style-name="T2">pyc</text:span><text:span text:style-name="T2">' -</text:span><text:span text:style-name="T2">exec</text:span><text:span text:style-name="T2"> </text:span><text:span text:style-name="T2">rm</text:span><text:span text:style-name="T2"> "{}" \;</text:span></text:p>
      <text:p text:style-name="P1"><text:s text:c="2"/><text:span text:style-name="T2">$ </text:span><text:span text:style-name="T2">rm</text:span><text:span text:style-name="T2"> </text:span><text:span text:style-name="T2">README</text:span></text:p>
      <text:p text:style-name="P1">Ajouter les fichiers LICENCE MANIFEST.in README.txt ez_setup.py setup.py</text:p>
      <text:p text:style-name="P3"><text:s text:c="2"/><text:span text:style-name="T2">$ </text:span><text:span text:style-name="T2">cp</text:span><text:span text:style-name="T2"> ~/</text:span><text:span text:style-name="T2">svn</text:span><text:span text:style-name="T2">/</text:span><text:span text:style-name="T2">brainvisa</text:span><text:span text:style-name="T2">/</text:span><text:span text:style-name="T2">soma</text:span><text:span text:style-name="T2">/</text:span><text:span text:style-name="T2">soma</text:span><text:span text:style-name="T2">-</text:span><text:span text:style-name="T2">workflow</text:span><text:span text:style-name="T2">/</text:span><text:span text:style-name="T2">branches</text:span><text:span text:style-name="T2">/2.3/</text:span><text:span text:style-name="T2">README</text:span><text:span text:style-name="T2">.</text:span><text:span text:style-name="T2">txt</text:span><text:span text:style-name="T2"> .</text:span></text:p>
      <text:p text:style-name="P3"><text:span text:style-name="T2"><text:s text:c="2"/>$ </text:span><text:span text:style-name="T2">cp</text:span><text:span text:style-name="T2"> ~/</text:span><text:span text:style-name="T2">svn</text:span><text:span text:style-name="T2">/</text:span><text:span text:style-name="T2">brainvisa</text:span><text:span text:style-name="T2">/</text:span><text:span text:style-name="T2">soma</text:span><text:span text:style-name="T2">/</text:span><text:span text:style-name="T2">soma</text:span><text:span text:style-name="T2">-</text:span><text:span text:style-name="T2">workflow</text:span><text:span text:style-name="T2">/</text:span><text:span text:style-name="T2">branches</text:span><text:span text:style-name="T2">/2.3/</text:span><text:span text:style-name="T2">MANIFEST</text:span><text:span text:style-name="T2">.</text:span><text:span text:style-name="T2">in</text:span><text:span text:style-name="T2"> .</text:span></text:p>
      <text:p text:style-name="P3"><text:span text:style-name="T2"><text:s text:c="2"/>$ </text:span><text:span text:style-name="T2">cp</text:span><text:span text:style-name="T2"> ~/</text:span><text:span text:style-name="T2">svn</text:span><text:span text:style-name="T2">/</text:span><text:span text:style-name="T2">brainvisa</text:span><text:span text:style-name="T2">/</text:span><text:span text:style-name="T2">soma</text:span><text:span text:style-name="T2">/</text:span><text:span text:style-name="T2">soma</text:span><text:span text:style-name="T2">-</text:span><text:span text:style-name="T2">workflow</text:span><text:span text:style-name="T2">/</text:span><text:span text:style-name="T2">branches</text:span><text:span text:style-name="T2">/2.3/</text:span><text:span text:style-name="T2">LICENSE</text:span><text:span text:style-name="T2"> .</text:span></text:p>
      <text:p text:style-name="P3"><text:span text:style-name="T2"><text:s text:c="2"/>$ </text:span><text:span text:style-name="T2">cp</text:span><text:span text:style-name="T2"> ~/</text:span><text:span text:style-name="T2">svn</text:span><text:span text:style-name="T2">/</text:span><text:span text:style-name="T2">brainvisa</text:span><text:span text:style-name="T2">/</text:span><text:span text:style-name="T2">soma</text:span><text:span text:style-name="T2">/</text:span><text:span text:style-name="T2">soma</text:span><text:span text:style-name="T2">-</text:span><text:span text:style-name="T2">workflow</text:span><text:span text:style-name="T2">/</text:span><text:span text:style-name="T2">branches</text:span><text:span text:style-name="T2">/2.3/</text:span><text:span text:style-name="T2">ez</text:span><text:span text:style-name="T2">_</text:span><text:span text:style-name="T2">setup</text:span><text:span text:style-name="T2">.</text:span><text:span text:style-name="T2">py</text:span><text:span text:style-name="T2"> .</text:span></text:p>
      <text:p text:style-name="P3"><text:span text:style-name="T2"><text:s text:c="2"/>$ </text:span><text:span text:style-name="T2">cp</text:span><text:span text:style-name="T2"> ~/</text:span><text:span text:style-name="T2">svn</text:span><text:span text:style-name="T2">/</text:span><text:span text:style-name="T2">brainvisa</text:span><text:span text:style-name="T2">/</text:span><text:span text:style-name="T2">soma</text:span><text:span text:style-name="T2">/</text:span><text:span text:style-name="T2">soma</text:span><text:span text:style-name="T2">-</text:span><text:span text:style-name="T2">workflow</text:span><text:span text:style-name="T2">/</text:span><text:span text:style-name="T2">branches</text:span><text:span text:style-name="T2">/2.3/</text:span><text:span text:style-name="T2">setup</text:span><text:span text:style-name="T2">.</text:span><text:span text:style-name="T2">py</text:span><text:span text:style-name="T2"> <text:s/>.</text:span></text:p>
      <text:p text:style-name="P3">Changer le numéro de version dans setup.py.</text:p>
      <text:p text:style-name="P3"><text:s text:c="2"/>version='2.3.0'</text:p>
      <text:p text:style-name="P3"><text:span text:style-name="T7">Attention</text:span><text:span text:style-name="T7"> !</text:span> <text:span text:style-name="T6">Il</text:span><text:span text:style-name="T6"> </text:span><text:span text:style-name="T6">n</text:span><text:span text:style-name="T6">'</text:span><text:span text:style-name="T6">est</text:span><text:span text:style-name="T6"> </text:span><text:span text:style-name="T6">pas</text:span><text:span text:style-name="T6"> </text:span><text:span text:style-name="T6">possible</text:span><text:span text:style-name="T6"> </text:span><text:span text:style-name="T6">de</text:span><text:span text:style-name="T6"> </text:span><text:span text:style-name="T6">faire</text:span><text:span text:style-name="T6"> </text:span><text:span text:style-name="T6">l</text:span><text:span text:style-name="T6">'</text:span><text:span text:style-name="T6">upload</text:span><text:span text:style-name="T6"> </text:span><text:span text:style-name="T6">deux</text:span><text:span text:style-name="T6"> </text:span><text:span text:style-name="T6">fois</text:span><text:span text:style-name="T6"> </text:span><text:span text:style-name="T6">avec</text:span><text:span text:style-name="T6"> </text:span><text:span text:style-name="T6">le</text:span><text:span text:style-name="T6"> </text:span><text:span text:style-name="T6">même</text:span><text:span text:style-name="T6"> </text:span><text:span text:style-name="T6">numéro</text:span><text:span text:style-name="T6"> </text:span><text:span text:style-name="T6">de</text:span><text:span text:style-name="T6"> </text:span><text:span text:style-name="T6">version</text:span><text:span text:style-name="T6"> </text:span><text:span text:style-name="T6">sur</text:span><text:span text:style-name="T6"> </text:span><text:span text:style-name="T6">PyPi</text:span>, il est donc utile de faire des tests préliminaires avec des numéros "alpha" jusqu'à ce qu'on soit sur de la version définitive (il faut controler ce qui apparait sur la page PyPi et le contenu de la tar ball) </text:p>
      <text:p text:style-name="P3">ex:</text:p>
      <text:p text:style-name="P1"><text:s text:c="8"/><text:span text:style-name="T2">version</text:span><text:span text:style-name="T2">='2.3.0</text:span><text:span text:style-name="T2">a</text:span><text:span text:style-name="T2">'</text:span></text:p>
      <text:p text:style-name="P1">puis <text:span text:style-name="T2">version</text:span><text:span text:style-name="T2">='2.3.0</text:span><text:span text:style-name="T2">a</text:span><text:span text:style-name="T2">1'</text:span></text:p>
      <text:p text:style-name="P1">puis <text:span text:style-name="T2">version</text:span><text:span text:style-name="T2">='2.3.0</text:span><text:span text:style-name="T2">a</text:span><text:span text:style-name="T2">2'</text:span> …</text:p>
      <text:p text:style-name="P1">Pour simuler dans un répertoire dist:</text:p>
      <text:p text:style-name="P1"><text:s text:c="2"/><text:span text:style-name="T2">$ </text:span><text:span text:style-name="T2">python</text:span><text:span text:style-name="T2"> </text:span><text:span text:style-name="T2">setup</text:span><text:span text:style-name="T2">.</text:span><text:span text:style-name="T2">py</text:span><text:span text:style-name="T2"> </text:span><text:span text:style-name="T2">sdist</text:span></text:p>
      <text:p text:style-name="P1">Pour réaliser l’upload:</text:p>
      <text:p text:style-name="P1"><text:soft-page-break/><text:s text:c="2"/><text:span text:style-name="T2">$ </text:span><text:span text:style-name="T2">python</text:span><text:span text:style-name="T2"> </text:span><text:span text:style-name="T2">setup</text:span><text:span text:style-name="T2">.</text:span><text:span text:style-name="T2">py</text:span><text:span text:style-name="T2"> </text:span><text:span text:style-name="T2">sdist</text:span><text:span text:style-name="T2"> </text:span><text:span text:style-name="T2">upload</text:span></text:p>
      <text:p text:style-name="P2"/>
      <text:p text:style-name="P1"><text:span text:style-name="T8">Rq</text:span><text:span text:style-name="T8">:</text:span><text:span text:style-name="T9"> </text:span><text:span text:style-name="T9">Si</text:span><text:span text:style-name="T9"> </text:span><text:span text:style-name="T9">il</text:span><text:span text:style-name="T9"> </text:span><text:span text:style-name="T9">ne</text:span><text:span text:style-name="T9"> </text:span><text:span text:style-name="T9">s</text:span><text:span text:style-name="T9">’</text:span><text:span text:style-name="T9">agit</text:span><text:span text:style-name="T9"> </text:span><text:span text:style-name="T9">pas</text:span><text:span text:style-name="T9"> </text:span><text:span text:style-name="T9">de</text:span><text:span text:style-name="T9"> </text:span><text:span text:style-name="T9">soma</text:span><text:span text:style-name="T9">-</text:span><text:span text:style-name="T9">workflow</text:span><text:span text:style-name="T9"> </text:span><text:span text:style-name="T9">mais</text:span><text:span text:style-name="T9"> </text:span><text:span text:style-name="T9">d</text:span><text:span text:style-name="T9">’</text:span><text:span text:style-name="T9">un</text:span><text:span text:style-name="T9"> </text:span><text:span text:style-name="T9">nouveau</text:span><text:span text:style-name="T9"> </text:span><text:span text:style-name="T9">projet</text:span><text:span text:style-name="T9"> </text:span><text:span text:style-name="T9">qui</text:span><text:span text:style-name="T9"> </text:span><text:span text:style-name="T9">n</text:span><text:span text:style-name="T9">’</text:span><text:span text:style-name="T9">existe</text:span><text:span text:style-name="T9"> </text:span><text:span text:style-name="T9">pas</text:span><text:span text:style-name="T9"> </text:span><text:span text:style-name="T9">encore</text:span><text:span text:style-name="T9"> </text:span><text:span text:style-name="T9">sur</text:span><text:span text:style-name="T9"> </text:span><text:span text:style-name="T9">PyPi</text:span><text:span text:style-name="T9">, </text:span><text:span text:style-name="T9">la</text:span><text:span text:style-name="T9"> </text:span><text:span text:style-name="T9">commande</text:span><text:span text:style-name="T9"> </text:span><text:span text:style-name="T9">à</text:span><text:span text:style-name="T9"> </text:span><text:span text:style-name="T9">utiliser</text:span><text:span text:style-name="T9"> </text:span><text:span text:style-name="T9">la</text:span><text:span text:style-name="T9"> </text:span><text:span text:style-name="T9">première</text:span><text:span text:style-name="T9"> </text:span><text:span text:style-name="T9">fois</text:span><text:span text:style-name="T9"> </text:span><text:span text:style-name="T9">est</text:span><text:span text:style-name="T9">:</text:span></text:p>
      <text:p text:style-name="P3"><text:span text:style-name="T9"><text:s text:c="2"/></text:span><text:span text:style-name="T3">$ </text:span><text:span text:style-name="T3">python</text:span><text:span text:style-name="T3"> </text:span><text:span text:style-name="T3">setup</text:span><text:span text:style-name="T3">.</text:span><text:span text:style-name="T3">py</text:span><text:span text:style-name="T3"> </text:span><text:span text:style-name="T3">sdist</text:span><text:span text:style-name="T3"> </text:span><text:span text:style-name="T3">register</text:span><text:span text:style-name="T3"> </text:span><text:span text:style-name="T3">upload</text:span></text:p>
      <text:p text:style-name="P4"/>
      <text:p text:style-name="P3">Rq: Pour faire l’upload, le fichier ~/.pypirc doit contenir:</text:p>
      <text:p text:style-name="P3"><text:span text:style-name="T2"><text:s text:c="2"/>[</text:span><text:span text:style-name="T2">distutils</text:span><text:span text:style-name="T2">]</text:span></text:p>
      <text:p text:style-name="P3"><text:span text:style-name="T2"><text:s text:c="2"/></text:span><text:span text:style-name="T2">index</text:span><text:span text:style-name="T2">-</text:span><text:span text:style-name="T2">servers</text:span><text:span text:style-name="T2"> = </text:span><text:span text:style-name="T2">pypi</text:span></text:p>
      <text:p text:style-name="P5"/>
      <text:p text:style-name="P3"><text:span text:style-name="T2"><text:s text:c="2"/>[</text:span><text:span text:style-name="T2">pypi</text:span><text:span text:style-name="T2">]</text:span></text:p>
      <text:p text:style-name="P3"><text:span text:style-name="T2"><text:s text:c="2"/></text:span><text:span text:style-name="T2">username</text:span><text:span text:style-name="T2">:</text:span><text:span text:style-name="T2">Soizic</text:span></text:p>
      <text:p text:style-name="P3"><text:span text:style-name="T2"><text:s text:c="2"/></text:span><text:span text:style-name="T2">password</text:span><text:span text:style-name="T2">:</text:span><text:span text:style-name="T2">motdepasse</text:span></text:p>
      <text:p text:style-name="P1"/>
      <text:p text:style-name="P1"><text:span text:style-name="T1">Create</text:span><text:span text:style-name="T1"> </text:span><text:span text:style-name="T1">a</text:span><text:span text:style-name="T1"> </text:span><text:span text:style-name="T1">tag</text:span><text:span text:style-name="T1">:</text:span></text:p>
      <text:p text:style-name="P1"/>
      <text:p text:style-name="P1">Simulation:</text:p>
      <text:p text:style-name="P3"><text:s text:c="2"/><text:span text:style-name="T2">$ </text:span><text:span text:style-name="T2">bv</text:span><text:span text:style-name="T2">_</text:span><text:span text:style-name="T2">create</text:span><text:span text:style-name="T2">_</text:span><text:span text:style-name="T2">branch</text:span><text:span text:style-name="T2"> </text:span><text:span text:style-name="T2">release</text:span><text:span text:style-name="T2"> -</text:span><text:span text:style-name="T2">s</text:span><text:span text:style-name="T2"> <text:s/></text:span><text:span text:style-name="T2">soma</text:span><text:span text:style-name="T2">-</text:span><text:span text:style-name="T2">workflow</text:span></text:p>
      <text:p text:style-name="P1"/>
      <text:p text:style-name="P1">Creation of the tag: </text:p>
      <text:p text:style-name="P1"><text:s text:c="2"/><text:span text:style-name="T2">$ </text:span><text:span text:style-name="T2">bv</text:span><text:span text:style-name="T2">_</text:span><text:span text:style-name="T2">create</text:span><text:span text:style-name="T2">_</text:span><text:span text:style-name="T2">branch</text:span><text:span text:style-name="T2"> </text:span><text:span text:style-name="T2">release</text:span><text:span text:style-name="T2"> </text:span><text:span text:style-name="T2">soma</text:span><text:span text:style-name="T2">-</text:span><text:span text:style-name="T2">workflo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
    <meta:initial-creator/>
    <dc:creator>Soizic LAGUITTON</dc:creator>
    <meta:editing-cycles>2</meta:editing-cycles>
    <meta:document-statistic meta:table-count="0" meta:image-count="0" meta:object-count="0" meta:page-count="3" meta:paragraph-count="82" meta:word-count="560" meta:character-count="4558"/>
    <dc:date>2013-03-01T15:06:30</dc:date>
    <meta:editing-duration>PT00H00M14S</meta:editing-duration>
  </office:meta>
</office:document-meta>
</file>